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P1" style:family="paragraph" style:parent-style-name="Standard">
      <style:text-properties fo:color="#000000" style:font-name="Cantarell" fo:font-size="10.5pt" officeooo:rsid="0016f7b1" officeooo:paragraph-rsid="0016f7b1" style:font-size-asian="10.5pt" style:font-size-complex="10.5pt"/>
    </style:style>
    <style:style style:name="P2" style:family="paragraph" style:parent-style-name="Standard">
      <style:text-properties fo:color="#000000" style:font-name="Cantarell" fo:font-size="10.5pt" officeooo:rsid="0016f7b1" officeooo:paragraph-rsid="001a9ea4" style:font-size-asian="10.5pt" style:font-size-complex="10.5pt"/>
    </style:style>
    <style:style style:name="P3" style:family="paragraph" style:parent-style-name="Standard">
      <style:text-properties fo:color="#000000" style:font-name="Cantarell" fo:font-size="10.5pt" officeooo:rsid="001a9ea4" officeooo:paragraph-rsid="001a9ea4" style:font-size-asian="10.5pt" style:font-size-complex="10.5pt"/>
    </style:style>
    <style:style style:name="P4" style:family="paragraph" style:parent-style-name="Standard">
      <style:text-properties fo:color="#000000" style:font-name="Cantarell" fo:font-size="10.5pt" officeooo:rsid="0017533a" officeooo:paragraph-rsid="0017beb4" style:font-size-asian="10.5pt" style:font-size-complex="10.5pt"/>
    </style:style>
    <style:style style:name="P5" style:family="paragraph" style:parent-style-name="Standard">
      <style:text-properties fo:color="#000000" style:font-name="Cantarell" fo:font-size="10.5pt" officeooo:rsid="001a015f" officeooo:paragraph-rsid="001a015f" style:font-size-asian="10.5pt" style:font-size-complex="10.5pt"/>
    </style:style>
    <style:style style:name="P6" style:family="paragraph" style:parent-style-name="Standard">
      <style:text-properties fo:color="#000000" style:font-name="Cantarell" fo:font-size="10.5pt" officeooo:rsid="001b3d11" officeooo:paragraph-rsid="001b3d11" style:font-size-asian="10.5pt" style:font-size-complex="10.5pt"/>
    </style:style>
    <style:style style:name="P7" style:family="paragraph" style:parent-style-name="Standard">
      <style:text-properties fo:color="#000000" style:font-name="Cantarell" fo:font-size="10.5pt" fo:font-weight="bold" officeooo:rsid="0017533a" officeooo:paragraph-rsid="0017beb4" style:font-size-asian="10.5pt" style:font-weight-asian="bold" style:font-size-complex="10.5pt" style:font-weight-complex="bold"/>
    </style:style>
    <style:style style:name="P8" style:family="paragraph" style:parent-style-name="Standard">
      <style:text-properties fo:color="#000000" style:font-name="Cantarell" fo:font-size="10.5pt" officeooo:rsid="001d3acd" officeooo:paragraph-rsid="001d3acd" style:font-size-asian="10.5pt" style:font-size-complex="10.5pt"/>
    </style:style>
    <style:style style:name="P9" style:family="paragraph" style:parent-style-name="Standard">
      <style:text-properties fo:color="#000000" style:font-name="Cantarell" fo:font-size="10.5pt" officeooo:rsid="001fea30" officeooo:paragraph-rsid="001fea30" style:font-size-asian="10.5pt" style:font-size-complex="10.5pt"/>
    </style:style>
    <style:style style:name="P10" style:family="paragraph" style:parent-style-name="Standard">
      <style:text-properties fo:color="#000000" style:font-name="Cantarell" fo:font-size="10.5pt" officeooo:rsid="0020de24" officeooo:paragraph-rsid="0020de24" style:font-size-asian="10.5pt" style:font-size-complex="10.5pt"/>
    </style:style>
    <style:style style:name="P11" style:family="paragraph" style:parent-style-name="Standard">
      <style:text-properties fo:color="#000000" style:font-name="Cantarell" fo:font-size="10.5pt" fo:font-weight="bold" officeooo:rsid="001d3acd" officeooo:paragraph-rsid="001d3acd" style:font-size-asian="10.5pt" style:font-weight-asian="bold" style:font-size-complex="10.5pt" style:font-weight-complex="bold"/>
    </style:style>
    <style:style style:name="P12" style:family="paragraph" style:parent-style-name="Table_20_Contents">
      <style:text-properties style:font-name="Cantarell" fo:font-size="10.5pt" officeooo:rsid="001fea30" officeooo:paragraph-rsid="001fea30" style:font-size-asian="10.5pt" style:font-size-complex="10.5pt"/>
    </style:style>
    <style:style style:name="T1" style:family="text">
      <style:text-properties officeooo:rsid="00188023"/>
    </style:style>
    <style:style style:name="T2" style:family="text">
      <style:text-properties officeooo:rsid="001a015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P789 ASE</text:p>
      <text:p text:style-name="P1"/>
      <text:p text:style-name="P1"/>
      <text:p text:style-name="P1">Retour </text:p>
      <text:p text:style-name="P1">make float</text:p>
      <text:p text:style-name="P1"/>
      <text:p text:style-name="P3">rm -f edge_detect *.out *.o ta.log.* *.pgm *.cs.c *.s </text:p>
      <text:p text:style-name="P3">/opt/vex-3.43/bin/cc -I../include/ -ms -mas_g -mas_t -O2 -fmm=./risc.mm -DVEX -o edge_detect ../src//pgm.c ../src//alloc.c ../src//edge_detect.c ../src//deriche.c </text:p>
      <text:p text:style-name="P3">../src//pgm.c: </text:p>
      <text:p text:style-name="P3">../src//alloc.c: </text:p>
      <text:p text:style-name="P3">../src//edge_detect.c: </text:p>
      <text:p text:style-name="P3">../src//deriche.c: </text:p>
      <text:p text:style-name="P3">export VEXCFG= </text:p>
      <text:p text:style-name="P3">./edge_detect ../data/satellite.pgm ./deriche-satellite.pgm float_slow </text:p>
      <text:p text:style-name="P3">usage: ./edge_detect in.pgm out.pgm mode={float_slow,fixed_slow,fixed_fast} </text:p>
      <text:p text:style-name="P3">header P5 </text:p>
      <text:p text:style-name="P3">width= 1500 </text:p>
      <text:p text:style-name="P3">height= 1050 </text:p>
      <text:p text:style-name="P3">depth= 255 </text:p>
      <text:p text:style-name="P3">loaded ...Saving image ./deriche-satellite.pgm (w=1500 x h=1050) </text:p>
      <text:p text:style-name="P3">cp ta.log.000 tp_ase.log.float <text:s/></text:p>
      <text:p text:style-name="P3">grep "Total Cycles" tp_ase.log.001 </text:p>
      <text:p text:style-name="P3">Total Cycles: <text:s text:c="26"/>331074902 (1655.37 msec) </text:p>
      <text:p text:style-name="P3"/>
      <text:p text:style-name="P2"/>
      <text:p text:style-name="P7">2 <text:span text:style-name="T1">Amélioration de la localité temporelle des accès mémoire pour le cache</text:span></text:p>
      <text:p text:style-name="P4"/>
      <text:p text:style-name="P6">Nombre d'octets chargés dans le cache en L3 :</text:p>
      <text:p text:style-name="P6">L1 :</text:p>
      <text:p text:style-name="P6"><text:tab/>y1 : width * height * 4</text:p>
      <text:p text:style-name="P6"><text:tab/>in : width * height * 1</text:p>
      <text:p text:style-name="P6"><text:tab/>a1, a2, xm1, b1, ym1, b2, ym2 : 7 * 4</text:p>
      <text:p text:style-name="P6">L2 :</text:p>
      <text:p text:style-name="P6"><text:tab/>y2 : width * height * 4</text:p>
      <text:p text:style-name="P6"><text:tab/>xp1, xp2, a3, yp1, yp2 : 5 * 4</text:p>
      <text:p text:style-name="P6">L3 :</text:p>
      <text:p text:style-name="P4"/>
      <text:p text:style-name="P4">- <text:span text:style-name="T2">Taille du cache</text:span></text:p>
      <text:p text:style-name="P5">lg2CacheSize <text:s text:c="8"/>14<text:tab/># (CacheSize <text:s text:c="11"/>= 8KB) </text:p>
      <text:p text:style-name="P5">lg2Sets <text:s text:c="13"/>8<text:tab/># (Sets <text:s text:c="16"/>= 4) </text:p>
      <text:p text:style-name="P5">lg2LineSize <text:s text:c="9"/>4<text:tab/># (LineSize <text:s text:c="12"/>= 64)</text:p>
      <text:p text:style-name="P5"/>
      <text:p text:style-name="P11">3. Amélioration de la localité temporelle des accès mémoire pour le cache</text:p>
      <text:p text:style-name="P8"/>
      <text:p text:style-name="P8"><text:a xlink:type="simple" xlink:href="http://stackoverflow.com/questions/1242705/performance-of-2-dimensional-array-vs-1-dimensional-array" text:style-name="Internet_20_link" text:visited-style-name="Visited_20_Internet_20_Link">http://stackoverflow.com/questions/1242705/performance-of-2-dimensional-array-vs-1-dimensional-array</text:a></text:p>
      <text:p text:style-name="P8"/>
      <text:p text:style-name="P8"/>
      <text:p text:style-name="P8"/>
      <text:p text:style-name="P8"/>
      <text:p text:style-name="P8"><text:soft-page-break/>4.</text:p>
      <text:p text:style-name="P8"/>
      <text:p text:style-name="P9">RISC 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2">[matthias@localhost vex]$ make fast </text:p>
            <text:p text:style-name="P12">rm -f edge_detect *.out *.o ta.log.* *.cs.c *.s</text:p>
            <text:p text:style-name="P12">/home/matthias/vex-3.43/bin/cc -I../include/ -ms -mas_g -mas_t -O2 -fmm=./risc.mm -DVEX -o edge_detect ../src//pgm.c ../src//alloc.c ../src//edge_detect.c ../src//deriche.c </text:p>
            <text:p text:style-name="P12">../src//pgm.c:</text:p>
            <text:p text:style-name="P12">../src//alloc.c:</text:p>
            <text:p text:style-name="P12">../src//edge_detect.c:</text:p>
            <text:p text:style-name="P12">../src//deriche.c:</text:p>
            <text:p text:style-name="P12">export VEXCFG=</text:p>
            <text:p text:style-name="P12">./edge_detect ../data/satellite.pgm ./deriche-satellite-fast.pgm fixed_fast</text:p>
            <text:p text:style-name="P12">usage: ./edge_detect in.pgm out.pgm mode={float_slow,fixed_slow,fixed_fast}</text:p>
            <text:p text:style-name="P12">header P5</text:p>
            <text:p text:style-name="P12">width= 1500</text:p>
            <text:p text:style-name="P12">height= 1050</text:p>
            <text:p text:style-name="P12">depth= 255</text:p>
            <text:p text:style-name="P12">loaded ...Saving image ./deriche-satellite-fast.pgm (w=1500 x h=1050)</text:p>
            <text:p text:style-name="P12">cp ta.log.000 tp_ase.log.fast</text:p>
            <text:p text:style-name="P12">grep "Total Cycles" tp_ase.log.fast</text:p>
            <text:p text:style-name="P12">Total Cycles: <text:s text:c="26"/>318826527 (1594.13 msec)</text:p>
          </table:table-cell>
        </table:table-row>
      </table:table>
      <text:p text:style-name="P9"/>
      <text:p text:style-name="P9"/>
      <text:p text:style-name="P9">VLIW2 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2">[matthias@localhost vex]$ make fast </text:p>
            <text:p text:style-name="P12">rm -f edge_detect *.out *.o ta.log.* *.cs.c *.s</text:p>
            <text:p text:style-name="P12">/home/matthias/vex-3.43/bin/cc -I../include/ -ms -mas_g -mas_t -O2 -fmm=./vliw2.mm -DVEX -o edge_detect ../src//pgm.c ../src//alloc.c ../src//edge_detect.c ../src//deriche.c </text:p>
            <text:p text:style-name="P12">../src//pgm.c:</text:p>
            <text:p text:style-name="P12">../src//alloc.c:</text:p>
            <text:p text:style-name="P12">../src//edge_detect.c:</text:p>
            <text:p text:style-name="P12">../src//deriche.c:</text:p>
            <text:p text:style-name="P12">export VEXCFG=</text:p>
            <text:p text:style-name="P12">./edge_detect ../data/satellite.pgm ./deriche-satellite-fast.pgm fixed_fast</text:p>
            <text:p text:style-name="P12">usage: ./edge_detect in.pgm out.pgm mode={float_slow,fixed_slow,fixed_fast}</text:p>
            <text:p text:style-name="P12">header P5</text:p>
            <text:p text:style-name="P12">width= 1500</text:p>
            <text:p text:style-name="P12">height= 1050</text:p>
            <text:p text:style-name="P12">depth= 255</text:p>
            <text:p text:style-name="P12">loaded ...Saving image ./deriche-satellite-fast.pgm (w=1500 x h=1050)</text:p>
            <text:p text:style-name="P12">cp ta.log.000 tp_ase.log.fast</text:p>
            <text:p text:style-name="P12">grep "Total Cycles" tp_ase.log.fast</text:p>
            <text:p text:style-name="P12">Total Cycles: <text:s text:c="26"/>252417983 (1262.09 msec)</text:p>
          </table:table-cell>
        </table:table-row>
      </table:table>
      <text:p text:style-name="P9"/>
      <text:p text:style-name="P8"/>
      <text:p text:style-name="P9">VLIW4 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2">[matthias@localhost vex]$ make fast </text:p>
            <text:p text:style-name="P12">rm -f edge_detect *.out *.o ta.log.* *.cs.c *.s</text:p>
            <text:p text:style-name="P12">/home/matthias/vex-3.43/bin/cc -I../include/ -ms -mas_g -mas_t -O2 -fmm=./vliw4.mm -DVEX -o <text:soft-page-break/>edge_detect ../src//pgm.c ../src//alloc.c ../src//edge_detect.c ../src//deriche.c </text:p>
            <text:p text:style-name="P12">../src//pgm.c:</text:p>
            <text:p text:style-name="P12">../src//alloc.c:</text:p>
            <text:p text:style-name="P12">../src//edge_detect.c:</text:p>
            <text:p text:style-name="P12">../src//deriche.c:</text:p>
            <text:p text:style-name="P12">export VEXCFG=</text:p>
            <text:p text:style-name="P12">./edge_detect ../data/satellite.pgm ./deriche-satellite-fast.pgm fixed_fast</text:p>
            <text:p text:style-name="P12">usage: ./edge_detect in.pgm out.pgm mode={float_slow,fixed_slow,fixed_fast}</text:p>
            <text:p text:style-name="P12">header P5</text:p>
            <text:p text:style-name="P12">width= 1500</text:p>
            <text:p text:style-name="P12">height= 1050</text:p>
            <text:p text:style-name="P12">depth= 255</text:p>
            <text:p text:style-name="P12">loaded ...Saving image ./deriche-satellite-fast.pgm (w=1500 x h=1050)</text:p>
            <text:p text:style-name="P12">cp ta.log.000 tp_ase.log.fast</text:p>
            <text:p text:style-name="P12">grep "Total Cycles" tp_ase.log.fast</text:p>
            <text:p text:style-name="P12">Total Cycles: <text:s text:c="26"/>228389031 (1141.95 msec)</text:p>
          </table:table-cell>
        </table:table-row>
      </table:table>
      <text:p text:style-name="P9"/>
      <text:p text:style-name="P9"/>
      <text:p text:style-name="P10">VLIW2 = 79 % RISC</text:p>
      <text:p text:style-name="P10">Temps d'execution sur architecture RISC : 1594ms.</text:p>
      <text:p text:style-name="P10">VLIW 2 : 1262ms. Gain de 21 % par rapport à une architecture RISC.</text:p>
      <text:p text:style-name="P10">VLIW 4 : 1141ms. Gain de 29 % par rapport à une architecture RISC.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4T10:48:14.777298484</meta:creation-date>
    <dc:date>2015-04-03T12:07:35.046117387</dc:date>
    <meta:editing-duration>PT1H40M26S</meta:editing-duration>
    <meta:editing-cycles>9</meta:editing-cycles>
    <meta:generator>LibreOffice/4.4.0.3$Linux_x86 LibreOffice_project/40$Build-3</meta:generator>
    <meta:document-statistic meta:table-count="3" meta:image-count="0" meta:object-count="0" meta:page-count="3" meta:paragraph-count="98" meta:word-count="424" meta:character-count="3750" meta:non-whitespace-character-count="3219"/>
  </office:meta>
</office:document-meta>
</file>